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/>
    </style:style>
    <style:style style:name="P2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fo:line-height="115%" fo:text-align="end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erimientos funcionales</text:p>
      <text:p text:style-name="P4">Catálogo de productos</text:p>
      <text:p text:style-name="P4"><text:tab/>Lista del material con el que cuenta la biblioteca (nombre, autor, tipo de material)</text:p>
      <text:p text:style-name="P4"><text:tab/>Registrar nuevos productos<text:tab/></text:p>
      <text:p text:style-name="P4"><text:tab/>Registrar nuevos tipos de productos</text:p>
      <text:p text:style-name="P4"><text:tab/>Registro de productos existentes en la biblioteca</text:p>
      <text:p text:style-name="P4">Catálogo de usuarios</text:p>
      <text:p text:style-name="P4"><text:tab/>Agregar nuevos usuarios con datos personales</text:p>
      <text:p text:style-name="P4"><text:tab/>Agregar foto al registro de usuarios</text:p>
      <text:p text:style-name="P4"><text:tab/>Registro de préstamos con fecha</text:p>
      <text:p text:style-name="P4">Préstamos de material</text:p>
      <text:p text:style-name="P4"><text:tab/>Agregar préstamos a los usuarios</text:p>
      <text:p text:style-name="P4"><text:tab/>Comparar región del producto a prestar con el del dispositivo registrado del usuario</text:p>
      <text:p text:style-name="P4">Retorno de préstamos</text:p>
      <text:p text:style-name="P4"><text:tab/>Identificar si el préstamo se venció</text:p>
      <text:p text:style-name="P4"><text:tab/>Renovación de préstamos una vez</text:p>
      <text:p text:style-name="P4">Historial de préstamos</text:p>
      <text:p text:style-name="P4"><text:tab/>Lista de préstamos activos</text:p>
      <text:p text:style-name="P4"><text:tab/>Identificación de préstamos próximos a vencer</text:p>
      <text:p text:style-name="P2">Requerimientos no funcionales</text:p>
      <text:p text:style-name="P4">Seguridad</text:p>
      <text:p text:style-name="P1"><text:span text:style-name="T2"><text:tab/>Login de administrador/bibliotecari@</text:span><text:span text:style-name="T1"><text:tab/></text:span></text:p>
      <text:p text:style-name="P2"/>
      <text:p text:style-name="P2"/>
      <text:p text:style-name="P2"/>
      <text:p text:style-name="P2"/>
      <text:p text:style-name="P3">David Rodríguez Vázq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3" meta:word-count="112" meta:character-count="802"/>
    <dc:date>2018-01-12T17:48:42.73</dc:date>
    <meta:editing-duration>PT24S</meta:editing-duration>
    <meta:editing-cycles>1</meta:editing-cycles>
    <meta:generator>OpenOffice/4.1.4$Win32 OpenOffice.org_project/414m5$Build-9788</meta:generator>
  </office:meta>
</office:document-meta>
</file>